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Tool.in(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Tool.retrieve( Field field , Class clazz , Log lo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eldToolSub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Tool.configure( ValueParser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ToolSub.FieldToolSub( Map &lt; String , Object &gt; 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Tool.inspect( Class clazz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eldTool.get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eldToolSub.ge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Tool.in(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Tool.in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bleField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ield.MutableField( Field f , Class c , Log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